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 style:data-style-name="N150">
      <style:table-cell-properties fo:background-color="transparent"/>
    </style:style>
    <style:style style:name="ce32" style:family="table-cell" style:parent-style-name="Default" style:data-style-name="N2">
      <style:table-cell-properties fo:background-color="transparent"/>
    </style:style>
    <style:style style:name="ce36" style:family="table-cell" style:parent-style-name="Default" style:data-style-name="N145"/>
    <style:style style:name="ce3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/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/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 style:data-style-name="N150">
      <style:table-cell-properties fo:background-color="transparent"/>
    </style:style>
    <style:style style:name="ce43" style:family="table-cell" style:parent-style-name="Default" style:data-style-name="N2">
      <style:table-cell-properties fo:background-color="transparent"/>
    </style:style>
    <style:style style:name="ce44" style:family="table-cell" style:parent-style-name="Default" style:data-style-name="N145"/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1021" table:default-cell-style-name="ce28"/>
        <table:table-column table:style-name="co5" table:number-columns-repeated="15360"/>
        <table:table-row table:style-name="ro1">
          <table:table-cell table:style-name="ce19" office:value-type="string" calcext:value-type="string">
            <text:p>Description:</text:p>
          </table:table-cell>
          <table:table-cell table:style-name="ce19" office:value-type="string" calcext:value-type="string">
            <text:p>E coli model with 10 reactions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19" office:value-type="string" calcext:value-type="string">
            <text:p>Units:</text:p>
          </table:table-cell>
          <table:table-cell table:style-name="ce19" table:number-columns-repeated="2"/>
          <table:table-cell table:number-columns-repeated="1021"/>
        </table:table-row>
        <table:table-row table:style-name="ro1">
          <table:table-cell table:style-name="ce19" office:value-type="string" calcext:value-type="string">
            <text:p>Km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1/h</text:p>
          </table:table-cell>
          <table:table-cell table:style-name="ce19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rho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19" office:value-type="string" calcext:value-type="string">
            <text:p>Sheets: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KA</text:p>
          </table:table-cell>
          <table:table-cell table:style-name="ce19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KI</text:p>
          </table:table-cell>
          <table:table-cell table:style-name="ce19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conditions</text:p>
          </table:table-cell>
          <table:table-cell table:style-name="ce19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30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2" table:default-cell-style-name="ce30"/>
        <table:table-column table:style-name="co10" table:default-cell-style-name="ce30"/>
        <table:table-column table:style-name="co11" table:default-cell-style-name="ce30"/>
        <table:table-column table:style-name="co4" table:number-columns-repeated="1008" table:default-cell-style-name="ce28"/>
        <table:table-column table:style-name="co12" table:number-columns-repeated="3" table:default-cell-style-name="ce28"/>
        <table:table-column table:style-name="co12" table:number-columns-repeated="3" table:default-cell-style-name="ce35"/>
        <table:table-column table:style-name="co5" table:number-columns-repeated="15363" table:default-cell-style-name="ce35"/>
        <table:table-row table:style-name="ro1">
          <table:table-cell table:style-name="ce31"/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FERM</text:p>
          </table:table-cell>
          <table:table-cell table:style-name="ce33" office:value-type="string" calcext:value-type="string">
            <text:p>RESP</text:p>
          </table:table-cell>
          <table:table-cell table:style-name="ce33" office:value-type="string" calcext:value-type="string">
            <text:p>ADPS</text:p>
          </table:table-cell>
          <table:table-cell table:style-name="ce33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4" office:value-type="string" calcext:value-type="string">
            <text:p>RNAp</text:p>
          </table:table-cell>
          <table:table-cell table:style-name="ce34" office:value-type="string" calcext:value-type="string">
            <text:p>DNAp</text:p>
          </table:table-cell>
          <table:table-cell table:style-name="ce33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3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0.2" calcext:value-type="float">
            <text:p>0.200</text:p>
          </table:table-cell>
          <table:table-cell table:style-name="ce38" office:value-type="float" office:value="0.1" calcext:value-type="float">
            <text:p>0.1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38" office:value-type="float" office:value="-0.4" calcext:value-type="float">
            <text:p>-0.400</text:p>
          </table:table-cell>
          <table:table-cell table:style-name="ce38" office:value-type="float" office:value="-0.3" calcext:value-type="float">
            <text:p>-0.3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3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8" office:value-type="float" office:value="0.2" calcext:value-type="float">
            <text:p>0.200</text:p>
          </table:table-cell>
          <table:table-cell table:style-name="ce37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4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34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4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43" office:value-type="float" office:value="-0.6" calcext:value-type="float">
            <text:p>-0.60</text:p>
          </table:table-cell>
          <table:table-cell table:style-name="ce43" office:value-type="float" office:value="-0.7" calcext:value-type="float">
            <text:p>-0.70</text:p>
          </table:table-cell>
          <table:table-cell table:style-name="ce37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4"/>
        </table:table-row>
        <table:table-row table:style-name="ro1">
          <table:table-cell table:style-name="ce34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 office:value-type="float" office:value="0.7" calcext:value-type="float">
            <text:p>0.70</text:p>
          </table:table-cell>
          <table:table-cell table:style-name="ce3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33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3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3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4"/>
        </table:table-row>
        <table:table-row table:style-name="ro1">
          <table:table-cell/>
          <table:table-cell table:style-name="ce35" table:number-columns-repeated="5"/>
          <table:table-cell table:style-name="ce44"/>
          <table:table-cell table:number-columns-repeated="16377"/>
        </table:table-row>
        <table:table-row table:style-name="ro1">
          <table:table-cell/>
          <table:table-cell table:style-name="ce35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8"/>
        <table:table-column table:style-name="co8" table:number-columns-repeated="4" table:default-cell-style-name="ce28"/>
        <table:table-column table:style-name="co4" table:number-columns-repeated="3" table:default-cell-style-name="ce28"/>
        <table:table-column table:style-name="co9" table:default-cell-style-name="ce28"/>
        <table:table-column table:style-name="co10" table:default-cell-style-name="ce28"/>
        <table:table-column table:style-name="co14" table:default-cell-style-name="ce28"/>
        <table:table-column table:style-name="co4" table:number-columns-repeated="1003" table:default-cell-style-name="ce28"/>
        <table:table-column table:style-name="co12" table:number-columns-repeated="7" table:default-cell-style-name="ce28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31"/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FERM</text:p>
          </table:table-cell>
          <table:table-cell table:style-name="ce33" office:value-type="string" calcext:value-type="string">
            <text:p>RESP</text:p>
          </table:table-cell>
          <table:table-cell table:style-name="ce33" office:value-type="string" calcext:value-type="string">
            <text:p>ADPS</text:p>
          </table:table-cell>
          <table:table-cell table:style-name="ce33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4" office:value-type="string" calcext:value-type="string">
            <text:p>RNAp</text:p>
          </table:table-cell>
          <table:table-cell table:style-name="ce34" office:value-type="string" calcext:value-type="string">
            <text:p>DNAp</text:p>
          </table:table-cell>
          <table:table-cell table:style-name="ce33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table:style-name="ce33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I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4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4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4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46" table:number-columns-repeated="3"/>
          <table:table-cell table:number-columns-repeated="16371"/>
        </table:table-row>
        <table:table-row table:style-name="ro1">
          <table:table-cell table:style-name="ce34" office:value-type="string" calcext:value-type="string">
            <text:p>AT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6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6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/>
          <table:table-cell table:style-name="ce45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35"/>
        <table:table-column table:style-name="co14" table:default-cell-style-name="ce35"/>
        <table:table-column table:style-name="co1" table:default-cell-style-name="ce35"/>
        <table:table-column table:style-name="co5" table:number-columns-repeated="16371" table:default-cell-style-name="ce35"/>
        <table:table-row table:style-name="ro1">
          <table:table-cell table:style-name="ce31"/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GLY</text:p>
          </table:table-cell>
          <table:table-cell table:style-name="ce33" office:value-type="string" calcext:value-type="string">
            <text:p>RESP</text:p>
          </table:table-cell>
          <table:table-cell table:style-name="ce33" office:value-type="string" calcext:value-type="string">
            <text:p>ADPS</text:p>
          </table:table-cell>
          <table:table-cell table:style-name="ce33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4" office:value-type="string" calcext:value-type="string">
            <text:p>RNAp</text:p>
          </table:table-cell>
          <table:table-cell table:style-name="ce34" office:value-type="string" calcext:value-type="string">
            <text:p>DNAp</text:p>
          </table:table-cell>
          <table:table-cell table:style-name="ce33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33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x_W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I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4" office:value-type="string" calcext:value-type="string">
            <text:p>A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4" office:value-type="string" calcext:value-type="string">
            <text:p>NT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4" office:value-type="string" calcext:value-type="string">
            <text:p>AD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6" table:number-columns-repeated="3"/>
          <table:table-cell table:number-columns-repeated="16371"/>
        </table:table-row>
        <table:table-row table:style-name="ro1">
          <table:table-cell table:style-name="ce34" office:value-type="string" calcext:value-type="string">
            <text:p>AT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6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46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 table:style-name="ce33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1"/>
        </table:table-row>
        <table:table-row table:style-name="ro1">
          <table:table-cell/>
          <table:table-cell table:style-name="ce45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0"/>
        <table:table-column table:style-name="co15" table:default-cell-style-name="ce30"/>
        <table:table-column table:style-name="co8" table:number-columns-repeated="4" table:default-cell-style-name="ce30"/>
        <table:table-column table:style-name="co4" table:number-columns-repeated="3" table:default-cell-style-name="ce30"/>
        <table:table-column table:style-name="co9" table:default-cell-style-name="ce30"/>
        <table:table-column table:style-name="co10" table:default-cell-style-name="ce30"/>
        <table:table-column table:style-name="co14" table:default-cell-style-name="ce30"/>
        <table:table-column table:style-name="co4" table:default-cell-style-name="ce30"/>
        <table:table-column table:style-name="co4" table:number-columns-repeated="1001" table:default-cell-style-name="ce28"/>
        <table:table-column table:style-name="co12" table:number-columns-repeated="7" table:default-cell-style-name="ce28"/>
        <table:table-column table:style-name="co6" table:default-cell-style-name="ce28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31"/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FERM</text:p>
          </table:table-cell>
          <table:table-cell table:style-name="ce33" office:value-type="string" calcext:value-type="string">
            <text:p>RESP</text:p>
          </table:table-cell>
          <table:table-cell table:style-name="ce47" office:value-type="string" calcext:value-type="string">
            <text:p>ADPS</text:p>
          </table:table-cell>
          <table:table-cell table:style-name="ce33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4" office:value-type="string" calcext:value-type="string">
            <text:p>RNAp</text:p>
          </table:table-cell>
          <table:table-cell table:style-name="ce34" office:value-type="string" calcext:value-type="string">
            <text:p>DNAp</text:p>
          </table:table-cell>
          <table:table-cell table:style-name="ce33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9.8" calcext:value-type="float">
            <text:p>59.8</text:p>
          </table:table-cell>
          <table:table-cell office:value-type="float" office:value="412.9" calcext:value-type="float">
            <text:p>412.9</text:p>
          </table:table-cell>
          <table:table-cell office:value-type="float" office:value="82.6" calcext:value-type="float">
            <text:p>82.6</text:p>
          </table:table-cell>
          <table:table-cell office:value-type="float" office:value="29.3" calcext:value-type="float">
            <text:p>29.3</text:p>
          </table:table-cell>
          <table:table-cell table:style-name="Default" office:value-type="float" office:value="7.9" calcext:value-type="float">
            <text:p>7.9</text:p>
          </table:table-cell>
          <table:table-cell office:value-type="float" office:value="160.3" calcext:value-type="float">
            <text:p>160.3</text:p>
          </table:table-cell>
          <table:table-cell office:value-type="float" office:value="6.8" calcext:value-type="float">
            <text:p>6.8</text:p>
          </table:table-cell>
          <table:table-cell office:value-type="float" office:value="14.7" calcext:value-type="float">
            <text:p>14.7</text:p>
          </table:table-cell>
          <table:table-cell office:value-type="float" office:value="21.4" calcext:value-type="float">
            <text:p>21.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0"/>
        <table:table-column table:style-name="co6" table:number-columns-repeated="984" table:default-cell-style-name="ce28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style-name="ce30" table:formula="of:=340-52-34" office:value-type="float" office:value="254" calcext:value-type="float">
            <text:p>254</text:p>
          </table:table-cell>
          <table:table-cell table:number-columns-repeated="958"/>
        </table:table-row>
        <table:table-row table:style-name="ro1">
          <table:table-cell table:style-name="ce45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30" table:formula="of:=[.E3]/1.3" office:value-type="float" office:value="0.350127796645776" calcext:value-type="float">
            <text:p>0.350127796645776</text:p>
          </table:table-cell>
          <table:table-cell table:style-name="ce30" table:formula="of:=[.F3]/1.3" office:value-type="float" office:value="0.269329074342904" calcext:value-type="float">
            <text:p>0.269329074342904</text:p>
          </table:table-cell>
          <table:table-cell table:style-name="ce30" table:formula="of:=[.G3]/1.3" office:value-type="float" office:value="0.207176211033003" calcext:value-type="float">
            <text:p>0.207176211033003</text:p>
          </table:table-cell>
          <table:table-cell table:style-name="ce30" table:formula="of:=[.H3]/1.3" office:value-type="float" office:value="0.159366316179233" calcext:value-type="float">
            <text:p>0.159366316179233</text:p>
          </table:table-cell>
          <table:table-cell table:style-name="ce30" table:formula="of:=[.I3]/1.3" office:value-type="float" office:value="0.122589473984026" calcext:value-type="float">
            <text:p>0.122589473984026</text:p>
          </table:table-cell>
          <table:table-cell table:style-name="ce30" table:formula="of:=[.J3]/1.3" office:value-type="float" office:value="0.0942995953723274" calcext:value-type="float">
            <text:p>0.0942995953723274</text:p>
          </table:table-cell>
          <table:table-cell table:style-name="ce30" table:formula="of:=[.K3]/1.3" office:value-type="float" office:value="0.0725381502864057" calcext:value-type="float">
            <text:p>0.0725381502864057</text:p>
          </table:table-cell>
          <table:table-cell table:style-name="ce30" table:formula="of:=[.L3]/1.3" office:value-type="float" office:value="0.055798577143389" calcext:value-type="float">
            <text:p>0.055798577143389</text:p>
          </table:table-cell>
          <table:table-cell table:style-name="ce30" table:formula="of:=[.M3]/1.3" office:value-type="float" office:value="0.0429219824179915" calcext:value-type="float">
            <text:p>0.0429219824179915</text:p>
          </table:table-cell>
          <table:table-cell table:style-name="ce30" table:formula="of:=[.N3]/1.3" office:value-type="float" office:value="0.0330169095523012" calcext:value-type="float">
            <text:p>0.0330169095523012</text:p>
          </table:table-cell>
          <table:table-cell table:style-name="ce30" table:formula="of:=[.O3]/1.3" office:value-type="float" office:value="0.0253976227325394" calcext:value-type="float">
            <text:p>0.0253976227325394</text:p>
          </table:table-cell>
          <table:table-cell table:style-name="ce30" table:formula="of:=[.P3]/1.3" office:value-type="float" office:value="0.0195366328711841" calcext:value-type="float">
            <text:p>0.0195366328711841</text:p>
          </table:table-cell>
          <table:table-cell table:style-name="ce30" table:formula="of:=[.Q3]/1.3" office:value-type="float" office:value="0.0150281791316801" calcext:value-type="float">
            <text:p>0.0150281791316801</text:p>
          </table:table-cell>
          <table:table-cell table:style-name="ce30" table:formula="of:=[.R3]/1.3" office:value-type="float" office:value="0.0115601377936001" calcext:value-type="float">
            <text:p>0.0115601377936001</text:p>
          </table:table-cell>
          <table:table-cell table:style-name="ce30" table:formula="of:=[.S3]/1.3" office:value-type="float" office:value="0.00889241368738467" calcext:value-type="float">
            <text:p>0.00889241368738467</text:p>
          </table:table-cell>
          <table:table-cell table:style-name="ce30" table:formula="of:=[.T3]/1.3" office:value-type="float" office:value="0.00684031822106513" calcext:value-type="float">
            <text:p>0.00684031822106513</text:p>
          </table:table-cell>
          <table:table-cell table:style-name="ce30" table:formula="of:=[.U3]/1.3" office:value-type="float" office:value="0.00526178324697318" calcext:value-type="float">
            <text:p>0.00526178324697318</text:p>
          </table:table-cell>
          <table:table-cell table:style-name="ce30" table:formula="of:=[.V3]/1.3" office:value-type="float" office:value="0.00404752557459475" calcext:value-type="float">
            <text:p>0.00404752557459475</text:p>
          </table:table-cell>
          <table:table-cell table:style-name="ce30" table:formula="of:=[.W3]/1.3" office:value-type="float" office:value="0.00311348121122673" calcext:value-type="float">
            <text:p>0.00311348121122673</text:p>
          </table:table-cell>
          <table:table-cell table:style-name="ce30" table:formula="of:=[.X3]/1.3" office:value-type="float" office:value="0.00239498554709749" calcext:value-type="float">
            <text:p>0.00239498554709749</text:p>
          </table:table-cell>
          <table:table-cell table:style-name="ce30" table:formula="of:=[.Y3]/1.3" office:value-type="float" office:value="0.00184229657469037" calcext:value-type="float">
            <text:p>0.00184229657469037</text:p>
          </table:table-cell>
          <table:table-cell table:style-name="ce30" table:formula="of:=[.Z3]/1.3" office:value-type="float" office:value="0.00141715121130029" calcext:value-type="float">
            <text:p>0.00141715121130029</text:p>
          </table:table-cell>
          <table:table-cell table:style-name="ce30" table:formula="of:=[.AA3]/1.3" office:value-type="float" office:value="0.00109011631638484" calcext:value-type="float">
            <text:p>0.00109011631638484</text:p>
          </table:table-cell>
          <table:table-cell table:style-name="ce30" table:formula="of:=[.AB3]/1.3" office:value-type="float" office:value="0.00083855101260372" calcext:value-type="float">
            <text:p>0.00083855101260372</text:p>
          </table:table-cell>
          <table:table-cell table:style-name="ce30" table:formula="of:=[.AC3]/1.3" office:value-type="float" office:value="0.0006450392404644" calcext:value-type="float">
            <text:p>0.0006450392404644</text:p>
          </table:table-cell>
          <table:table-cell table:style-name="ce30" table:formula="of:=[.AD3]/1.3" office:value-type="float" office:value="0.000496184031126462" calcext:value-type="float">
            <text:p>0.000496184031126462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30" office:value-type="float" office:value="0.001" calcext:value-type="float">
            <text:p>0.001</text:p>
          </table:table-cell>
          <table:table-cell table:number-columns-repeated="958"/>
        </table:table-row>
        <table:table-row table:style-name="ro1" table:number-rows-repeated="10">
          <table:table-cell table:number-columns-repeated="989"/>
        </table:table-row>
        <table:table-row table:style-name="ro2" table:number-rows-repeated="1048561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phi" table:style-name="ta3">
        <table:table-column table:style-name="co5" table:number-columns-repeated="16384" table:default-cell-style-name="ce35"/>
        <table:table-row table:style-name="ro1">
          <table:table-cell table:style-name="ce48" office:value-type="string" calcext:value-type="string">
            <text:p>mu</text:p>
          </table:table-cell>
          <table:table-cell table:style-name="ce33" office:value-type="string" calcext:value-type="string">
            <text:p>tC</text:p>
          </table:table-cell>
          <table:table-cell table:style-name="ce33" office:value-type="string" calcext:value-type="string">
            <text:p>FERM</text:p>
          </table:table-cell>
          <table:table-cell table:style-name="ce33" office:value-type="string" calcext:value-type="string">
            <text:p>RESP</text:p>
          </table:table-cell>
          <table:table-cell table:style-name="ce50" office:value-type="string" calcext:value-type="string">
            <text:p>ADPS</text:p>
          </table:table-cell>
          <table:table-cell table:style-name="ce33" office:value-type="string" calcext:value-type="string">
            <text:p>EAA</text:p>
          </table:table-cell>
          <table:table-cell table:style-name="ce51" office:value-type="string" calcext:value-type="string">
            <text:p>ENT</text:p>
          </table:table-cell>
          <table:table-cell table:style-name="ce34" office:value-type="string" calcext:value-type="string">
            <text:p>RNAp</text:p>
          </table:table-cell>
          <table:table-cell table:style-name="ce34" office:value-type="string" calcext:value-type="string">
            <text:p>DNAp</text:p>
          </table:table-cell>
          <table:table-cell table:style-name="ce33" office:value-type="string" calcext:value-type="string">
            <text:p>r</text:p>
          </table:table-cell>
          <table:table-cell table:style-name="ce46"/>
          <table:table-cell table:style-name="ce45" table:number-columns-repeated="2"/>
          <table:table-cell table:number-columns-repeated="16371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48" table:number-columns-repeated="3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48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8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31" office:value-type="string" calcext:value-type="string">
            <text:p>metabolite</text:p>
          </table:table-cell>
          <table:table-cell table:style-name="ce53" office:value-type="string" calcext:value-type="string">
            <text:p>mass_fraction</text:p>
          </table:table-cell>
        </table:table-row>
        <table:table-row table:style-name="ro1">
          <table:table-cell table:style-name="ce33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3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3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3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3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3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3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33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33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3"/>
          <table:table-cell table:style-name="ce53"/>
        </table:table-row>
        <table:table-row table:style-name="ro1" table:number-rows-repeated="2">
          <table:table-cell/>
          <table:table-cell table:style-name="ce53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5:26:08.7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8-11T15:26:13.131000000</dc:date>
    <meta:editing-cycles>260</meta:editing-cycles>
    <meta:editing-duration>P1DT4H23M17S</meta:editing-duration>
    <meta:document-statistic meta:table-count="9" meta:cell-count="577" meta:object-count="0"/>
  </office:meta>
</office:document-meta>
</file>